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1" svg:font-family="'Latin Modern Math'"/>
    <style:font-face style:name="OpenSymbol1" svg:font-family="OpenSymbol"/>
    <style:font-face style:name="Liberation Sans3" svg:font-family="'Liberation Sans'" style:font-family-generic="swiss"/>
    <style:font-face style:name="DejaVu Sans1" svg:font-family="'DejaVu Sans'" style:font-pitch="variable"/>
    <style:font-face style:name="Latin Modern Math" svg:font-family="'Latin Modern Math'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Noto Sans CJK SC2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7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1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5cm" fo:min-width="0.1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8.872cm" fo:min-width="9.26cm"/>
    </style:style>
    <style:style style:name="gr11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15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8" style:family="graphic" style:parent-style-name="objectwithoutfill">
      <style:graphic-properties svg:stroke-color="#ff4000" draw:fill="solid" draw:textarea-vertical-align="middle"/>
    </style:style>
    <style:style style:name="gr19" style:family="graphic" style:parent-style-name="objectwithoutfill">
      <style:graphic-properties svg:stroke-color="#3faf46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35cm" fo:min-width="0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5.65cm" fo:min-width="4.9cm"/>
    </style:style>
    <style:style style:name="gr23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45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7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5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25cm" fo:min-width="0.1cm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76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8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3pt" style:font-size-asian="13pt" style:font-size-complex="13pt"/>
    </style:style>
    <style:style style:name="T1" style:family="text">
      <style:text-properties style:font-name="OpenSymbol1" style:font-name-asian="OpenSymbol1" style:font-name-complex="OpenSymbol1"/>
    </style:style>
    <style:style style:name="T2" style:family="text">
      <style:text-properties style:font-name-asian="Liberation Sans3" style:font-name-complex="Liberation Sans3"/>
    </style:style>
    <style:style style:name="T3" style:family="text">
      <style:text-properties style:font-name="Liberation Sans" style:font-name-asian="Liberation Sans3" style:font-name-complex="Liberation Sans3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2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atin Modern Math1" style:font-name-asian="Latin Modern Math1" style:font-name-complex="Latin Modern Math1"/>
    </style:style>
    <style:style style:name="T9" style:family="text">
      <style:text-properties style:font-name="Latin Modern Math1" fo:font-size="13pt" style:font-name-asian="Latin Modern Math1" style:font-size-asian="13pt" style:font-name-complex="Latin Modern Math1" style:font-size-complex="13pt"/>
    </style:style>
    <style:style style:name="T10" style:family="text">
      <style:text-properties style:font-name="Liberation Sans" style:font-name-asian="Latin Modern Math1" style:font-name-complex="Latin Modern Math1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style:font-name="Liberation Sans3" fo:font-size="13pt" style:font-name-asian="Liberation Sans3" style:font-size-asian="13pt" style:font-name-complex="Liberation Sans3" style:font-size-complex="13pt"/>
    </style:style>
    <style:style style:name="T13" style:family="text">
      <style:text-properties style:font-name="Liberation Sans" fo:font-size="13pt" style:font-name-asian="Liberation Sans3" style:font-size-asian="13pt" style:font-name-complex="Liberation Sans3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801cm" svg:y1="9.1cm" svg:x2="15.701cm" svg:y2="6.7cm">
          <text:p/>
        </draw:line>
        <draw:line draw:style-name="gr1" draw:text-style-name="P1" draw:layer="layout" svg:x1="9.801cm" svg:y1="9.1cm" svg:x2="16.001cm" svg:y2="9.1cm">
          <text:p/>
        </draw:line>
        <draw:line draw:style-name="gr1" draw:text-style-name="P1" draw:layer="layout" svg:x1="15.701cm" svg:y1="6.7cm" svg:x2="15.701cm" svg:y2="9.1cm">
          <text:p/>
        </draw:line>
        <draw:frame draw:style-name="gr2" draw:text-style-name="P2" draw:layer="layout" svg:width="0.8cm" svg:height="0.827cm" svg:x="10.901cm" svg:y="8.3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11.67cm" svg:y="9.238cm">
          <draw:text-box>
            <text:p><text:span text:style-name="T2">Adjacent</text:span></text:p>
          </draw:text-box>
        </draw:frame>
        <draw:frame draw:style-name="gr4" draw:text-style-name="P2" draw:layer="layout" svg:width="5.399cm" svg:height="1.1cm" svg:x="10.401cm" svg:y="6.6cm">
          <draw:text-box>
            <text:p>hypotenuse</text:p>
          </draw:text-box>
        </draw:frame>
        <draw:frame draw:style-name="gr5" draw:text-style-name="P2" draw:layer="layout" svg:width="3.799cm" svg:height="1.673cm" svg:x="15.601cm" svg:y="7.3cm">
          <draw:text-box>
            <text:p><text:span text:style-name="T3">Opposite</text:span></text:p>
          </draw:text-box>
        </draw:frame>
        <draw:frame draw:style-name="gr6" draw:text-style-name="P2" draw:layer="layout" svg:width="6.653cm" svg:height="5.939cm" svg:x="10.4cm" svg:y="11.6cm">
          <draw:text-box>
            <text:p>SOH = SIN(a) = O / H</text:p>
            <text:p/>
            <text:p>CAH = COS(a) = A/H</text:p>
            <text:p/>
            <text:p>TOA = TAN(a) = O/A</text:p>
            <text:p/>
            <text:p/>
            <text:p/>
          </draw:text-box>
        </draw:frame>
        <draw:frame draw:style-name="gr7" draw:text-style-name="P2" draw:layer="layout" svg:width="6cm" svg:height="4.1cm" svg:x="20.1cm" svg:y="11.3cm">
          <draw:text-box>
            <text:p>O = H * SIN(a)</text:p>
            <text:p/>
            <text:p>A = H * COS(a)</text:p>
          </draw:text-box>
        </draw:frame>
        <draw:frame draw:style-name="gr8" draw:text-style-name="P2" draw:layer="layout" svg:width="15.6cm" svg:height="2.2cm" svg:x="2.8cm" svg:y="1.7cm">
          <draw:text-box>
            <text:p>Remember that:</text:p>
          </draw:text-box>
        </draw:frame>
        <draw:custom-shape draw:style-name="gr9" draw:text-style-name="P3" draw:layer="layout" svg:width="0.6cm" svg:height="0.4cm" svg:x="15.1cm" svg:y="8.7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  <draw:custom-shape draw:style-name="gr14" draw:text-style-name="P3" draw:layer="layout" svg:width="0.6cm" svg:height="0.6cm" svg:x="7cm" svg:y="5.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4cm" svg:y1="10.7cm" svg:x2="20.6cm" svg:y2="14.4cm">
          <text:p/>
        </draw:line>
        <draw:frame draw:style-name="gr15" draw:text-style-name="P5" draw:layer="layout" svg:width="1.3cm" svg:height="0.962cm" svg:x="18cm" svg:y="11.9cm">
          <draw:text-box>
            <text:p>1</text:p>
          </draw:text-box>
        </draw:frame>
        <draw:frame draw:style-name="gr16" draw:text-style-name="P5" draw:layer="layout" svg:width="1.2cm" svg:height="0.962cm" svg:x="22.6cm" svg:y="9.6cm">
          <draw:text-box>
            <text:p>0</text:p>
          </draw:text-box>
        </draw:frame>
        <draw:frame draw:style-name="gr17" draw:text-style-name="P5" draw:layer="layout" svg:width="2.3cm" svg:height="1.673cm" svg:x="8.8cm" svg:y="9.7cm">
          <draw:text-box>
            <text:p>PI</text:p>
          </draw:text-box>
        </draw:frame>
        <draw:frame draw:style-name="gr17" draw:text-style-name="P5" draw:layer="layout" svg:width="2.3cm" svg:height="1.673cm" svg:x="15.5cm" svg:y="3cm">
          <draw:text-box>
            <text:p>pi/2</text:p>
          </draw:text-box>
        </draw:frame>
        <draw:frame draw:style-name="gr17" draw:text-style-name="P5" draw:layer="layout" svg:width="2.3cm" svg:height="1.673cm" svg:x="15.5cm" svg:y="16.3cm">
          <draw:text-box>
            <text:p>-pi/2</text:p>
          </draw:text-box>
        </draw:frame>
      </draw:page>
      <draw:page draw:name="page3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line draw:style-name="gr18" draw:text-style-name="P1" draw:layer="layout" svg:x1="15.3cm" svg:y1="10.6cm" svg:x2="27.5cm" svg:y2="6.9cm">
          <text:p/>
        </draw:line>
        <draw:line draw:style-name="gr19" draw:text-style-name="P1" draw:layer="layout" svg:x1="15.3cm" svg:y1="10.6cm" svg:x2="20.3cm" svg:y2="1.5cm">
          <text:p/>
        </draw:lin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  <draw:page draw:name="page4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line draw:style-name="gr18" draw:text-style-name="P1" draw:layer="layout" svg:x1="15.3cm" svg:y1="10.6cm" svg:x2="27.5cm" svg:y2="6.9cm">
          <text:p/>
        </draw:line>
        <draw:line draw:style-name="gr19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  <draw:frame draw:style-name="gr20" draw:text-style-name="P2" draw:layer="layout" svg:width="7.1cm" svg:height="3.095cm" svg:x="20.4cm" svg:y="3.5cm">
          <draw:text-box>
            <text:p>Drop a line down from </text:p>
            <text:p>the upper line to the lower line to cross at right angles.</text:p>
          </draw:text-box>
        </draw:frame>
        <draw:custom-shape draw:style-name="gr21" draw:text-style-name="P3" draw:layer="layout" svg:width="0.5cm" svg:height="0.6cm" draw:transform="rotate (0.331961623729321) translate (20cm 8.563cm)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22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5.3cm" svg:y1="10.6cm" svg:x2="27.5cm" svg:y2="6.9cm">
          <text:p/>
        </draw:line>
        <draw:line draw:style-name="gr19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  <draw:path draw:style-name="gr1" draw:text-style-name="P1" draw:layer="layout" svg:width="0.914cm" svg:height="2.254cm" draw:transform="rotate (-1.5707963267949) translate (19.742cm 4.783cm)" svg:viewBox="0 0 915 2255" svg:d="M0 2239c351 91 727-217 763-560 30-286 218-540 128-839-85-284-159-657-509-738l-255-76-101-26">
          <text:p/>
        </draw:path>
        <draw:path draw:style-name="gr1" draw:text-style-name="P1" draw:layer="layout" svg:width="1.171cm" svg:height="1.042cm" svg:x="15.366cm" svg:y="9.617cm" svg:viewBox="0 0 1172 1043" svg:d="M0 0c302 1 632-9 890 203 264 216 292 541 280 840">
          <text:p/>
        </draw:path>
      </draw:page>
      <draw:page draw:name="page6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22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5.3cm" svg:y1="10.6cm" svg:x2="27.5cm" svg:y2="6.9cm">
          <text:p/>
        </draw:line>
        <draw:line draw:style-name="gr19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3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6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  <draw:frame draw:style-name="gr24" draw:text-style-name="P5" draw:layer="layout" svg:width="5.9cm" svg:height="1.3cm" svg:x="17.7cm" svg:y="17.1cm">
          <draw:text-box>
            <text:p>a+b+c=pi/2</text:p>
          </draw:text-box>
        </draw:frame>
      </draw:page>
      <draw:page draw:name="page7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22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5.3cm" svg:y1="10.6cm" svg:x2="27.5cm" svg:y2="6.9cm">
          <text:p/>
        </draw:line>
        <draw:line draw:style-name="gr19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3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6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5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  <draw:page draw:name="page8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22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5.3cm" svg:y1="10.6cm" svg:x2="27.5cm" svg:y2="6.9cm">
          <text:p/>
        </draw:line>
        <draw:line draw:style-name="gr19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3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6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5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  <draw:page draw:name="page9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22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5.3cm" svg:y1="10.6cm" svg:x2="27.5cm" svg:y2="6.9cm">
          <text:p/>
        </draw:line>
        <draw:line draw:style-name="gr19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3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6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5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25" draw:text-style-name="P2" draw:layer="layout" svg:width="1.8cm" svg:height="0.708cm" svg:x="18.6cm" svg:y="4.692cm">
          <draw:text-box>
            <text:p><text:span text:style-name="T9">β+γ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  <draw:custom-shape draw:style-name="gr21" draw:text-style-name="P3" draw:layer="layout" svg:width="0.5cm" svg:height="0.6cm" svg:x="20.2cm" svg:y="4.7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22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5.3cm" svg:y1="10.6cm" svg:x2="27.5cm" svg:y2="6.9cm">
          <text:p/>
        </draw:line>
        <draw:line draw:style-name="gr19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3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6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5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25" draw:text-style-name="P2" draw:layer="layout" svg:width="1.8cm" svg:height="0.708cm" svg:x="18.6cm" svg:y="4.692cm">
          <draw:text-box>
            <text:p><text:span text:style-name="T9">β+γ</text:span></text:p>
          </draw:text-box>
        </draw:frame>
        <draw:frame draw:style-name="gr25" draw:text-style-name="P2" draw:layer="layout" svg:width="1.8cm" svg:height="0.708cm" svg:x="17.8cm" svg:y="5.6cm">
          <draw:text-box>
            <text:p><text:span text:style-name="T9">α+γ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  <draw:page draw:name="page11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22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5.3cm" svg:y1="10.6cm" svg:x2="27.5cm" svg:y2="6.9cm">
          <text:p/>
        </draw:line>
        <draw:line draw:style-name="gr19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3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6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5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25" draw:text-style-name="P2" draw:layer="layout" svg:width="1.8cm" svg:height="0.708cm" svg:x="18.6cm" svg:y="4.692cm">
          <draw:text-box>
            <text:p><text:span text:style-name="T9">β+γ</text:span></text:p>
          </draw:text-box>
        </draw:frame>
        <draw:frame draw:style-name="gr25" draw:text-style-name="P2" draw:layer="layout" svg:width="1.8cm" svg:height="0.708cm" svg:x="17.8cm" svg:y="5.6cm">
          <draw:text-box>
            <text:p><text:span text:style-name="T9">α+γ</text:span></text:p>
          </draw:text-box>
        </draw:frame>
        <draw:frame draw:style-name="gr25" draw:text-style-name="P2" draw:layer="layout" svg:width="1.8cm" svg:height="0.708cm" svg:x="16.9cm" svg:y="4.792cm">
          <draw:text-box>
            <text:p><text:span text:style-name="T9">α+β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  <draw:page draw:name="page12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22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5.3cm" svg:y1="10.6cm" svg:x2="27.5cm" svg:y2="6.9cm">
          <text:p/>
        </draw:line>
        <draw:line draw:style-name="gr19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3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6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5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25" draw:text-style-name="P2" draw:layer="layout" svg:width="1.8cm" svg:height="0.708cm" svg:x="18.6cm" svg:y="4.692cm">
          <draw:text-box>
            <text:p><text:span text:style-name="T9">β+γ</text:span></text:p>
          </draw:text-box>
        </draw:frame>
        <draw:frame draw:style-name="gr25" draw:text-style-name="P2" draw:layer="layout" svg:width="1.8cm" svg:height="0.708cm" svg:x="17.8cm" svg:y="5.6cm">
          <draw:text-box>
            <text:p><text:span text:style-name="T9">α+γ</text:span></text:p>
          </draw:text-box>
        </draw:frame>
        <draw:frame draw:style-name="gr25" draw:text-style-name="P2" draw:layer="layout" svg:width="1.8cm" svg:height="0.708cm" svg:x="16.9cm" svg:y="4.792cm">
          <draw:text-box>
            <text:p><text:span text:style-name="T9">α+β</text:span></text:p>
          </draw:text-box>
        </draw:frame>
        <draw:frame draw:style-name="gr26" draw:text-style-name="P2" draw:layer="layout" svg:width="2.877cm" svg:height="0.962cm" svg:x="12.223cm" svg:y="6.9cm">
          <draw:text-box>
            <text:p>sin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  <draw:page draw:name="page13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22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5.3cm" svg:y1="10.6cm" svg:x2="27.5cm" svg:y2="6.9cm">
          <text:p/>
        </draw:line>
        <draw:line draw:style-name="gr19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3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6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5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25" draw:text-style-name="P2" draw:layer="layout" svg:width="1.8cm" svg:height="0.708cm" svg:x="18.6cm" svg:y="4.692cm">
          <draw:text-box>
            <text:p><text:span text:style-name="T9">β+γ</text:span></text:p>
          </draw:text-box>
        </draw:frame>
        <draw:frame draw:style-name="gr25" draw:text-style-name="P2" draw:layer="layout" svg:width="1.8cm" svg:height="0.708cm" svg:x="17.8cm" svg:y="5.6cm">
          <draw:text-box>
            <text:p><text:span text:style-name="T9">α+γ</text:span></text:p>
          </draw:text-box>
        </draw:frame>
        <draw:frame draw:style-name="gr25" draw:text-style-name="P2" draw:layer="layout" svg:width="1.8cm" svg:height="0.708cm" svg:x="16.9cm" svg:y="4.792cm">
          <draw:text-box>
            <text:p><text:span text:style-name="T9">α+β</text:span></text:p>
          </draw:text-box>
        </draw:frame>
        <draw:frame draw:style-name="gr26" draw:text-style-name="P2" draw:layer="layout" svg:width="2.877cm" svg:height="0.962cm" svg:x="12.223cm" svg:y="6.9cm">
          <draw:text-box>
            <text:p>sin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27" draw:text-style-name="P2" draw:layer="layout" svg:width="3.055cm" svg:height="0.962cm" svg:x="15.3cm" svg:y="3.638cm">
          <draw:text-box>
            <text:p>cos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  <draw:custom-shape draw:style-name="gr28" draw:text-style-name="P3" draw:layer="layout" svg:width="0.6cm" svg:height="0.5cm" svg:x="15.3cm" svg:y="4.7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22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5.3cm" svg:y1="10.6cm" svg:x2="27.5cm" svg:y2="6.9cm">
          <text:p/>
        </draw:line>
        <draw:line draw:style-name="gr19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3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6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5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25" draw:text-style-name="P2" draw:layer="layout" svg:width="1.8cm" svg:height="0.708cm" svg:x="18.6cm" svg:y="4.692cm">
          <draw:text-box>
            <text:p><text:span text:style-name="T9">β+γ</text:span></text:p>
          </draw:text-box>
        </draw:frame>
        <draw:frame draw:style-name="gr25" draw:text-style-name="P2" draw:layer="layout" svg:width="1.8cm" svg:height="0.708cm" svg:x="17.8cm" svg:y="5.6cm">
          <draw:text-box>
            <text:p><text:span text:style-name="T9">α+γ</text:span></text:p>
          </draw:text-box>
        </draw:frame>
        <draw:frame draw:style-name="gr25" draw:text-style-name="P2" draw:layer="layout" svg:width="1.8cm" svg:height="0.708cm" svg:x="16.9cm" svg:y="4.792cm">
          <draw:text-box>
            <text:p><text:span text:style-name="T9">α+β</text:span></text:p>
          </draw:text-box>
        </draw:frame>
        <draw:frame draw:style-name="gr26" draw:text-style-name="P2" draw:layer="layout" svg:width="2.877cm" svg:height="0.962cm" svg:x="12.223cm" svg:y="6.9cm">
          <draw:text-box>
            <text:p>sin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27" draw:text-style-name="P2" draw:layer="layout" svg:width="3.055cm" svg:height="0.962cm" svg:x="15.3cm" svg:y="3.638cm">
          <draw:text-box>
            <text:p>cos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4" draw:text-style-name="P2" draw:layer="layout" svg:width="2.8cm" svg:height="1.1cm" svg:x="17.4cm" svg:y="8.6cm">
          <draw:text-box>
            <text:p text:style-name="P6">cos(<text:span text:style-name="T7">β</text:span><text:span text:style-name="T3">)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  <draw:frame draw:style-name="gr29" draw:text-style-name="P7" draw:layer="layout" svg:width="2.4cm" svg:height="1cm" svg:x="18.2cm" svg:y="6.6cm">
          <draw:text-box>
            <text:p text:style-name="P6"><text:span text:style-name="T11">sin(</text:span><text:span text:style-name="T12">β</text:span><text:span text:style-name="T13">)</text:span></text:p>
          </draw:text-box>
        </draw:frame>
      </draw:page>
      <draw:page draw:name="page15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22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5.3cm" svg:y1="10.6cm" svg:x2="27.5cm" svg:y2="6.9cm">
          <text:p/>
        </draw:line>
        <draw:line draw:style-name="gr19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3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6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5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25" draw:text-style-name="P2" draw:layer="layout" svg:width="1.8cm" svg:height="0.708cm" svg:x="18.6cm" svg:y="4.692cm">
          <draw:text-box>
            <text:p><text:span text:style-name="T9">β+γ</text:span></text:p>
          </draw:text-box>
        </draw:frame>
        <draw:frame draw:style-name="gr25" draw:text-style-name="P2" draw:layer="layout" svg:width="1.8cm" svg:height="0.708cm" svg:x="17.8cm" svg:y="5.6cm">
          <draw:text-box>
            <text:p><text:span text:style-name="T9">α+γ</text:span></text:p>
          </draw:text-box>
        </draw:frame>
        <draw:frame draw:style-name="gr25" draw:text-style-name="P2" draw:layer="layout" svg:width="1.8cm" svg:height="0.708cm" svg:x="16.9cm" svg:y="4.792cm">
          <draw:text-box>
            <text:p><text:span text:style-name="T9">α+β</text:span></text:p>
          </draw:text-box>
        </draw:frame>
        <draw:frame draw:style-name="gr26" draw:text-style-name="P2" draw:layer="layout" svg:width="2.877cm" svg:height="0.962cm" svg:x="12.223cm" svg:y="6.9cm">
          <draw:text-box>
            <text:p>sin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27" draw:text-style-name="P2" draw:layer="layout" svg:width="3.055cm" svg:height="0.962cm" svg:x="15.3cm" svg:y="3.638cm">
          <draw:text-box>
            <text:p>cos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30" draw:text-style-name="P2" draw:layer="layout" svg:width="4.054cm" svg:height="0.962cm" svg:x="16.445cm" svg:y="10.8cm">
          <draw:text-box>
            <text:p>cos(<text:span text:style-name="T7">β</text:span><text:span text:style-name="T3">)cos(</text:span><text:span text:style-name="T7">α</text:span><text:span text:style-name="T3">)</text:span></text:p>
          </draw:text-box>
        </draw:frame>
        <draw:frame draw:style-name="gr31" draw:text-style-name="P2" draw:layer="layout" svg:width="3.876cm" svg:height="0.962cm" svg:x="20.697cm" svg:y="9.338cm">
          <draw:text-box>
            <text:p>cos(<text:span text:style-name="T7">β</text:span><text:span text:style-name="T3">)sin(</text:span><text:span text:style-name="T7">α</text:span><text:span text:style-name="T3">)</text:span></text:p>
          </draw:text-box>
        </draw:frame>
        <draw:frame draw:style-name="gr4" draw:text-style-name="P2" draw:layer="layout" svg:width="2.8cm" svg:height="1.1cm" svg:x="17.4cm" svg:y="8.6cm">
          <draw:text-box>
            <text:p text:style-name="P6">cos(<text:span text:style-name="T7">β</text:span><text:span text:style-name="T3">)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  <draw:frame draw:style-name="gr32" draw:text-style-name="P7" draw:layer="layout" svg:width="2.4cm" svg:height="1cm" svg:x="18.2cm" svg:y="6.6cm">
          <draw:text-box>
            <text:p text:style-name="P6"><text:span text:style-name="T11">sin(</text:span><text:span text:style-name="T12">β</text:span><text:span text:style-name="T13">)</text:span></text:p>
          </draw:text-box>
        </draw:frame>
      </draw:page>
      <draw:page draw:name="page16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22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5.3cm" svg:y1="10.6cm" svg:x2="27.5cm" svg:y2="6.9cm">
          <text:p/>
        </draw:line>
        <draw:line draw:style-name="gr19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3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6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5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25" draw:text-style-name="P2" draw:layer="layout" svg:width="1.8cm" svg:height="0.708cm" svg:x="18.6cm" svg:y="4.692cm">
          <draw:text-box>
            <text:p><text:span text:style-name="T9">β+γ</text:span></text:p>
          </draw:text-box>
        </draw:frame>
        <draw:frame draw:style-name="gr25" draw:text-style-name="P2" draw:layer="layout" svg:width="1.8cm" svg:height="0.708cm" svg:x="17.8cm" svg:y="5.6cm">
          <draw:text-box>
            <text:p><text:span text:style-name="T9">α+γ</text:span></text:p>
          </draw:text-box>
        </draw:frame>
        <draw:frame draw:style-name="gr25" draw:text-style-name="P2" draw:layer="layout" svg:width="1.8cm" svg:height="0.708cm" svg:x="16.9cm" svg:y="4.792cm">
          <draw:text-box>
            <text:p><text:span text:style-name="T9">α+β</text:span></text:p>
          </draw:text-box>
        </draw:frame>
        <draw:frame draw:style-name="gr26" draw:text-style-name="P2" draw:layer="layout" svg:width="2.877cm" svg:height="0.962cm" svg:x="12.223cm" svg:y="6.9cm">
          <draw:text-box>
            <text:p>sin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27" draw:text-style-name="P2" draw:layer="layout" svg:width="3.055cm" svg:height="0.962cm" svg:x="15.3cm" svg:y="3.638cm">
          <draw:text-box>
            <text:p>cos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30" draw:text-style-name="P2" draw:layer="layout" svg:width="4.054cm" svg:height="0.962cm" svg:x="16.445cm" svg:y="10.8cm">
          <draw:text-box>
            <text:p>cos(<text:span text:style-name="T7">β</text:span><text:span text:style-name="T3">)cos(</text:span><text:span text:style-name="T7">α</text:span><text:span text:style-name="T3">)</text:span></text:p>
          </draw:text-box>
        </draw:frame>
        <draw:frame draw:style-name="gr31" draw:text-style-name="P2" draw:layer="layout" svg:width="3.876cm" svg:height="0.962cm" svg:x="20.697cm" svg:y="9.338cm">
          <draw:text-box>
            <text:p>cos(<text:span text:style-name="T7">β</text:span><text:span text:style-name="T3">)sin(</text:span><text:span text:style-name="T7">α</text:span><text:span text:style-name="T3">)</text:span></text:p>
          </draw:text-box>
        </draw:frame>
        <draw:frame draw:style-name="gr4" draw:text-style-name="P2" draw:layer="layout" svg:width="2.8cm" svg:height="1.1cm" svg:x="17.4cm" svg:y="8.6cm">
          <draw:text-box>
            <text:p text:style-name="P6">cos(<text:span text:style-name="T7">β</text:span><text:span text:style-name="T3">)</text:span></text:p>
          </draw:text-box>
        </draw:frame>
        <draw:frame draw:style-name="gr33" draw:text-style-name="P7" draw:layer="layout" svg:width="2.4cm" svg:height="1cm" svg:x="18.2cm" svg:y="6.6cm">
          <draw:text-box>
            <text:p text:style-name="P6"><text:span text:style-name="T11">sin(</text:span><text:span text:style-name="T12">β</text:span><text:span text:style-name="T13">)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  <draw:page draw:name="page17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22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5.3cm" svg:y1="10.6cm" svg:x2="27.5cm" svg:y2="6.9cm">
          <text:p/>
        </draw:line>
        <draw:line draw:style-name="gr19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3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6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5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25" draw:text-style-name="P2" draw:layer="layout" svg:width="1.8cm" svg:height="0.708cm" svg:x="18.6cm" svg:y="4.692cm">
          <draw:text-box>
            <text:p><text:span text:style-name="T9">β+γ</text:span></text:p>
          </draw:text-box>
        </draw:frame>
        <draw:frame draw:style-name="gr25" draw:text-style-name="P2" draw:layer="layout" svg:width="1.8cm" svg:height="0.708cm" svg:x="17.8cm" svg:y="5.6cm">
          <draw:text-box>
            <text:p><text:span text:style-name="T9">α+γ</text:span></text:p>
          </draw:text-box>
        </draw:frame>
        <draw:frame draw:style-name="gr25" draw:text-style-name="P2" draw:layer="layout" svg:width="1.8cm" svg:height="0.708cm" svg:x="16.9cm" svg:y="4.792cm">
          <draw:text-box>
            <text:p><text:span text:style-name="T9">α+β</text:span></text:p>
          </draw:text-box>
        </draw:frame>
        <draw:frame draw:style-name="gr26" draw:text-style-name="P2" draw:layer="layout" svg:width="2.877cm" svg:height="0.962cm" svg:x="12.223cm" svg:y="6.9cm">
          <draw:text-box>
            <text:p>sin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27" draw:text-style-name="P2" draw:layer="layout" svg:width="3.055cm" svg:height="0.962cm" svg:x="15.3cm" svg:y="3.638cm">
          <draw:text-box>
            <text:p>cos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30" draw:text-style-name="P2" draw:layer="layout" svg:width="4.054cm" svg:height="0.962cm" svg:x="16.445cm" svg:y="10.8cm">
          <draw:text-box>
            <text:p>cos(<text:span text:style-name="T7">β</text:span><text:span text:style-name="T3">)cos(</text:span><text:span text:style-name="T7">α</text:span><text:span text:style-name="T3">)</text:span></text:p>
          </draw:text-box>
        </draw:frame>
        <draw:frame draw:style-name="gr31" draw:text-style-name="P2" draw:layer="layout" svg:width="3.876cm" svg:height="0.962cm" svg:x="20.697cm" svg:y="9.338cm">
          <draw:text-box>
            <text:p>cos(<text:span text:style-name="T7">β</text:span><text:span text:style-name="T3">)sin(</text:span><text:span text:style-name="T7">α</text:span><text:span text:style-name="T3">)</text:span></text:p>
          </draw:text-box>
        </draw:frame>
        <draw:frame draw:style-name="gr4" draw:text-style-name="P2" draw:layer="layout" svg:width="2.8cm" svg:height="1.1cm" svg:x="17.4cm" svg:y="8.6cm">
          <draw:text-box>
            <text:p text:style-name="P6">cos(<text:span text:style-name="T7">β</text:span><text:span text:style-name="T3">)</text:span></text:p>
          </draw:text-box>
        </draw:frame>
        <draw:frame draw:style-name="gr34" draw:text-style-name="P2" draw:layer="layout" svg:width="3.698cm" svg:height="0.962cm" svg:x="18.724cm" svg:y="3.638cm">
          <draw:text-box>
            <text:p>sin(<text:span text:style-name="T7">β</text:span><text:span text:style-name="T3">)sin(</text:span><text:span text:style-name="T7">α</text:span><text:span text:style-name="T3">)</text:span></text:p>
          </draw:text-box>
        </draw:frame>
        <draw:frame draw:style-name="gr35" draw:text-style-name="P7" draw:layer="layout" svg:width="2.4cm" svg:height="1cm" svg:x="18.2cm" svg:y="6.6cm">
          <draw:text-box>
            <text:p text:style-name="P6"><text:span text:style-name="T11">sin(</text:span><text:span text:style-name="T12">β</text:span><text:span text:style-name="T13">)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α</text:span><text:span text:style-name="T6">)cos(</text:span><text:span text:style-name="T5">β</text:span><text:span text:style-name="T6">) -sin(</text:span><text:span text:style-name="T5">α</text:span><text:span text:style-name="T6">)sin(</text:span><text:span text:style-name="T5">β</text:span>)</text:p>
            <text:p><text:span text:style-name="T6">sin(</text:span><text:span text:style-name="T5">α</text:span><text:span text:style-name="T6">+</text:span><text:span text:style-name="T5">β</text:span><text:span text:style-name="T6">)=sin(</text:span><text:span text:style-name="T5">α</text:span><text:span text:style-name="T6">)cos(</text:span><text:span text:style-name="T5">β</text:span><text:span text:style-name="T6">)+cos(</text:span><text:span text:style-name="T5">α</text:span><text:span text:style-name="T6">)sin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  <draw:page draw:name="page18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22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5.3cm" svg:y1="10.6cm" svg:x2="27.5cm" svg:y2="6.9cm">
          <text:p/>
        </draw:line>
        <draw:line draw:style-name="gr19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3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6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25" draw:text-style-name="P2" draw:layer="layout" svg:width="1.8cm" svg:height="0.708cm" svg:x="19.4cm" svg:y="9.2cm">
          <draw:text-box>
            <text:p><text:span text:style-name="T9">β+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25" draw:text-style-name="P2" draw:layer="layout" svg:width="1.8cm" svg:height="0.708cm" svg:x="18.6cm" svg:y="4.692cm">
          <draw:text-box>
            <text:p><text:span text:style-name="T9">β+γ</text:span></text:p>
          </draw:text-box>
        </draw:frame>
        <draw:frame draw:style-name="gr25" draw:text-style-name="P2" draw:layer="layout" svg:width="1.8cm" svg:height="0.708cm" svg:x="17.8cm" svg:y="5.6cm">
          <draw:text-box>
            <text:p><text:span text:style-name="T9">α+γ</text:span></text:p>
          </draw:text-box>
        </draw:frame>
        <draw:frame draw:style-name="gr25" draw:text-style-name="P2" draw:layer="layout" svg:width="1.8cm" svg:height="0.708cm" svg:x="16.9cm" svg:y="4.792cm">
          <draw:text-box>
            <text:p><text:span text:style-name="T9">α+β</text:span></text:p>
          </draw:text-box>
        </draw:frame>
        <draw:frame draw:style-name="gr26" draw:text-style-name="P2" draw:layer="layout" svg:width="2.877cm" svg:height="0.962cm" svg:x="12.223cm" svg:y="6.9cm">
          <draw:text-box>
            <text:p>sin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27" draw:text-style-name="P2" draw:layer="layout" svg:width="3.055cm" svg:height="0.962cm" svg:x="15.3cm" svg:y="3.638cm">
          <draw:text-box>
            <text:p>cos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30" draw:text-style-name="P2" draw:layer="layout" svg:width="4.054cm" svg:height="0.962cm" svg:x="16.445cm" svg:y="10.8cm">
          <draw:text-box>
            <text:p>cos(<text:span text:style-name="T7">β</text:span><text:span text:style-name="T3">)cos(</text:span><text:span text:style-name="T7">α</text:span><text:span text:style-name="T3">)</text:span></text:p>
          </draw:text-box>
        </draw:frame>
        <draw:frame draw:style-name="gr31" draw:text-style-name="P2" draw:layer="layout" svg:width="3.876cm" svg:height="0.962cm" svg:x="20.697cm" svg:y="9.338cm">
          <draw:text-box>
            <text:p>cos(<text:span text:style-name="T7">β</text:span><text:span text:style-name="T3">)sin(</text:span><text:span text:style-name="T7">α</text:span><text:span text:style-name="T3">)</text:span></text:p>
          </draw:text-box>
        </draw:frame>
        <draw:frame draw:style-name="gr4" draw:text-style-name="P2" draw:layer="layout" svg:width="2.8cm" svg:height="1.1cm" svg:x="17.4cm" svg:y="8.6cm">
          <draw:text-box>
            <text:p text:style-name="P6">cos(<text:span text:style-name="T7">β</text:span><text:span text:style-name="T3">)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os(</text:span><text:span text:style-name="T5">α</text:span><text:span text:style-name="T4">+</text:span><text:span text:style-name="T5">β</text:span><text:span text:style-name="T6">)=cos(</text:span><text:span text:style-name="T5">β</text:span><text:span text:style-name="T6">)cos(</text:span><text:span text:style-name="T5">α</text:span><text:span text:style-name="T6">) - sin(</text:span><text:span text:style-name="T5">β</text:span><text:span text:style-name="T6">)sin(</text:span><text:span text:style-name="T5">α</text:span><text:span text:style-name="T6">)</text:span></text:p>
            <text:p><text:span text:style-name="T6">sin(</text:span><text:span text:style-name="T5">α</text:span><text:span text:style-name="T6">+</text:span><text:span text:style-name="T5">β</text:span><text:span text:style-name="T6">)=cos(</text:span><text:span text:style-name="T5">β</text:span><text:span text:style-name="T6">)sin(</text:span><text:span text:style-name="T5">α</text:span><text:span text:style-name="T6">)+sin(</text:span><text:span text:style-name="T5">β</text:span><text:span text:style-name="T6">)cos(</text:span><text:span text:style-name="T5">α</text:span><text:span text:style-name="T6">)</text:span></text:p>
          </draw:text-box>
        </draw:frame>
        <draw:frame draw:style-name="gr31" draw:text-style-name="P2" draw:layer="layout" svg:width="3.876cm" svg:height="0.962cm" svg:x="20.8cm" svg:y="5.938cm">
          <draw:text-box>
            <text:p>sin(<text:span text:style-name="T7">β</text:span><text:span text:style-name="T3">)cos(</text:span><text:span text:style-name="T7">α</text:span><text:span text:style-name="T3">)</text:span></text:p>
          </draw:text-box>
        </draw:frame>
        <draw:frame draw:style-name="gr34" draw:text-style-name="P2" draw:layer="layout" svg:width="3.698cm" svg:height="0.962cm" svg:x="18.724cm" svg:y="3.638cm">
          <draw:text-box>
            <text:p>sin(<text:span text:style-name="T7">β</text:span><text:span text:style-name="T3">)sin(</text:span><text:span text:style-name="T7">α</text:span><text:span text:style-name="T3">)</text:span></text:p>
          </draw:text-box>
        </draw:frame>
        <draw:frame draw:style-name="gr36" draw:text-style-name="P7" draw:layer="layout" svg:width="2.4cm" svg:height="1cm" svg:x="18.2cm" svg:y="6.6cm">
          <draw:text-box>
            <text:p text:style-name="P6"><text:span text:style-name="T11">sin(</text:span><text:span text:style-name="T12">β</text:span><text:span text:style-name="T13">)</text:span>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*cos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*sin(</text:span><text:span text:style-name="T7">α</text:span><text:span text:style-name="T3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1" svg:font-family="'Latin Modern Math'"/>
    <style:font-face style:name="OpenSymbol1" svg:font-family="OpenSymbol"/>
    <style:font-face style:name="Liberation Sans3" svg:font-family="'Liberation Sans'" style:font-family-generic="swiss"/>
    <style:font-face style:name="DejaVu Sans1" svg:font-family="'DejaVu Sans'" style:font-pitch="variable"/>
    <style:font-face style:name="Latin Modern Math" svg:font-family="'Latin Modern Math'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Noto Sans CJK SC2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22:08:50.695928167</meta:creation-date>
    <dc:date>2020-11-26T10:47:10.238801161</dc:date>
    <meta:editing-duration>PT2H25M42S</meta:editing-duration>
    <meta:editing-cycles>12</meta:editing-cycles>
    <meta:generator>LibreOffice/6.4.7.2$Linux_X86_64 LibreOffice_project/40$Build-2</meta:generator>
    <meta:document-statistic meta:object-count="418"/>
  </office:meta>
</office:document-meta>
</file>